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-asian="Courier New" style:font-name-complex="Courier New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3f55bf"/>
    </style:style>
    <style:style style:name="T7" style:family="text">
      <style:text-properties fo:color="#7f9fbf" fo:font-weight="bold" style:font-weight-asian="bold" style:font-weight-complex="bold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8080" style:font-name="Courier New" style:font-name-asian="Courier New" style:font-name-complex="Courier New"/>
    </style:style>
    <style:style style:name="T12" style:family="text">
      <style:text-properties fo:color="#3f7f7f" style:font-name="Courier New" style:font-name-asian="Courier New" style:font-name-complex="Courier New"/>
    </style:style>
    <style:style style:name="T13" style:family="text">
      <style:text-properties fo:color="#896612" style:font-name="Courier New" style:font-name-asian="Courier New" style:font-name-complex="Courier New"/>
    </style:style>
    <style:style style:name="T14" style:family="text">
      <style:text-properties fo:color="#808080" style:font-name="Courier New" style:font-name-asian="Courier New" style:font-name-complex="Courier New"/>
    </style:style>
    <style:style style:name="T15" style:family="text">
      <style:text-properties fo:color="#ff0000"/>
    </style:style>
    <style:style style:name="T16" style:family="text">
      <style:text-properties fo:color="#ff0000" style:font-name="Courier New" style:font-name-asian="Courier New" style:font-name-complex="Courier New"/>
    </style:style>
    <style:style style:name="T17" style:family="text">
      <style:text-properties fo:color="#00ae00"/>
    </style:style>
    <style:style style:name="T18" style:family="text">
      <style:text-properties fo:color="#00ae00" style:text-underline-style="solid" style:text-underline-width="auto" style:text-underline-color="font-color"/>
    </style:style>
    <style:style style:name="T19" style:family="text">
      <style:text-properties fo:color="#00ae00" style:font-name="Courier New" style:font-name-asian="Courier New" style:font-name-complex="Courier New"/>
    </style:style>
    <style:style style:name="T20" style:family="text">
      <style:text-properties fo:color="#00ae00" style:font-name="Courier New" fo:font-weight="bold" style:font-name-asian="Courier New" style:font-weight-asian="bold" style:font-name-complex="Courier New" style:font-weight-complex="bold"/>
    </style:style>
    <style:style style:name="T21" style:family="text">
      <style:text-properties fo:color="#00ae00" style:font-name-asian="Courier New" style:font-name-complex="Courier New"/>
    </style:style>
    <style:style style:name="T22" style:family="text">
      <style:text-properties fo:color="#00ae00" fo:font-weight="bold" style:font-name-asian="Courier New" style:font-weight-asian="bold" style:font-name-complex="Courier New" style:font-weight-complex="bold"/>
    </style:style>
    <style:style style:name="T23" style:family="text">
      <style:text-properties fo:color="#ff950e" fo:font-weight="bold" style:font-weight-asian="bold" style:font-weight-complex="bold"/>
    </style:style>
    <style:style style:name="T24" style:family="text">
      <style:text-properties fo:color="#ff950e" fo:font-weight="bold" style:font-name-asian="Courier New" style:font-weight-asian="bold" style:font-name-complex="Courier New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c0"/>
    </style:style>
    <style:style style:name="T27" style:family="text">
      <style:text-properties fo:color="#55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graniczenie do wyświetlania 500 znaków dla każdego artykółu wyświetlanego na stronie głownej:</text:p>
      <text:p text:style-name="P1"/>
      <text:p text:style-name="P1"><text:tab/>Aktualizujem template:</text:p>
      <text:p text:style-name="P1">{# src/Blogger/BlogBundle/Resources/views/Page/index.html.twig #}</text:p>
      <text:p text:style-name="P1"/>
      <text:p text:style-name="P1"><text:span text:style-name="T17"><text:tab/></text:span><text:span text:style-name="T11">&lt;</text:span><text:span text:style-name="T12">p</text:span><text:span text:style-name="T11">&gt;</text:span><text:span text:style-name="T13">{{</text:span><text:span text:style-name="T9"> </text:span><text:span text:style-name="T3">blog</text:span><text:span text:style-name="T14">.</text:span><text:span text:style-name="T3">blog</text:span><text:span text:style-name="T14">(</text:span><text:span text:style-name="T16">500</text:span><text:span text:style-name="T14">)</text:span><text:span text:style-name="T9"> </text:span><text:span text:style-name="T13">}}</text:span><text:span text:style-name="T11">&lt;/</text:span><text:span text:style-name="T12">p</text:span><text:span text:style-name="T11">&gt;</text:span></text:p>
      <text:p text:style-name="P1"/>
      <text:p text:style-name="P1">2. Odnajdujemy i aktualizujemy metodę getBlog - ograniczenie do wyświetlania 500 znaków</text:p>
      <text:p text:style-name="P1"/>
      <text:p text:style-name="P1">symblog\src\Blogger\BlogBundle\Entity\Blog.php</text:p>
      <text:p text:style-name="P1"/>
      <text:p text:style-name="P2"><text:span text:style-name="T1"><text:s text:c="4"/></text:span><text:span text:style-name="T6">/**</text:span></text:p>
      <text:p text:style-name="P10"><text:s text:c="5"/>* Get blog</text:p>
      <text:p text:style-name="P10"><text:s text:c="5"/>*</text:p>
      <text:p text:style-name="P8"><text:span text:style-name="T6"><text:s text:c="5"/>* </text:span><text:span text:style-name="T7">@return</text:span><text:span text:style-name="T6"> string </text:span></text:p>
      <text:p text:style-name="P10"><text:s text:c="5"/>*/</text:p>
      <text:p text:style-name="P14"><text:s text:c="4"/><text:span text:style-name="T10">public function </text:span>getBlog()</text:p>
      <text:p text:style-name="P14"><text:s text:c="4"/>{</text:p>
      <text:p text:style-name="P14"><text:s text:c="8"/><text:span text:style-name="T10">return </text:span>$this-&gt;blog;</text:p>
      <text:p text:style-name="P14"><text:s text:c="4"/>}</text:p>
      <text:p text:style-name="P8"><text:span text:style-name="T4"><text:s text:c="4"/></text:span><text:span text:style-name="T8">public function </text:span><text:span text:style-name="T1">getBlog($length = </text:span><text:span text:style-name="T8">null</text:span><text:span text:style-name="T1">)</text:span></text:p>
      <text:p text:style-name="P12"><text:s text:c="4"/>{</text:p>
      <text:p text:style-name="P8"><text:span text:style-name="T1"><text:tab/> <text:s text:c="3"/></text:span><text:span text:style-name="T8">if </text:span><text:span text:style-name="T1">(</text:span><text:span text:style-name="T8">false </text:span><text:span text:style-name="T1">=== is_null($length) &amp;&amp; $length &gt; 0)</text:span></text:p>
      <text:p text:style-name="P8"><text:span text:style-name="T1"><text:tab/> <text:s text:c="7"/></text:span><text:span text:style-name="T8">return </text:span><text:span text:style-name="T1">substr($this-&gt;blog, 0, $length);</text:span></text:p>
      <text:p text:style-name="P8"><text:span text:style-name="T1"><text:tab/> <text:s text:c="3"/></text:span><text:span text:style-name="T8">else</text:span></text:p>
      <text:p text:style-name="P8"><text:span text:style-name="T8"><text:tab/> <text:s text:c="7"/>return </text:span><text:span text:style-name="T1">$this-&gt;blog;</text:span></text:p>
      <text:p text:style-name="P9"><text:span text:style-name="T2"><text:s text:c="4"/>}</text:span></text:p>
      <text:p text:style-name="P9"><text:span text:style-name="T2"/></text:p>
      <text:p text:style-name="P15"><text:span text:style-name="T2">Teraz po wyświetleniu artykułów na stronie głównej powinny być ograniczonę do 500 znaków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4">Refactoring</text:p>
      <text:p text:style-name="P4"/>
      <text:p text:style-name="P5">1. Do pliku dodajemy następujacy wpis</text:p>
      <text:p text:style-name="P5"/>
      <text:p text:style-name="P2"># src/Blogger/BlogBundle/Resources/config/doctrine/Blog.orm.yml</text:p>
      <text:p text:style-name="P8">Blogger\BlogBundle\Entity\Blog:</text:p>
      <text:p text:style-name="P8"><text:s text:c="2"/>type: entity</text:p>
      <text:p text:style-name="P8"><text:s text:c="2"/><text:span text:style-name="T17">repositoryClass: Blogger\BlogBundle\Repository\BlogRepository</text:span></text:p>
      <text:p text:style-name="P8"><text:s text:c="2"/>table: blog</text:p>
      <text:p text:style-name="P5"><text:s text:c="2"/># ...</text:p>
      <text:p text:style-name="P5"/>
      <text:p text:style-name="P5">2. Utworzenie nowego katalogu <text:span text:style-name="T17">Repository</text:span> i klasy <text:span text:style-name="T21">BlogRepository</text:span><text:span text:style-name="T17"> </text:span>za pomocą polecenia: </text:p>
      <text:p text:style-name="P5"/>
      <text:p text:style-name="P5"><text:tab/><text:span text:style-name="T23">php app/console doctrine:generate:entities </text:span><text:span text:style-name="T24">BloggerBlog</text:span><text:span text:style-name="T23">Bundle</text:span></text:p>
      <text:p text:style-name="P5"/>
      <text:p text:style-name="P5">3. W nowo powstałym pliku dodajemy metodę:</text:p>
      <text:p text:style-name="P5"/>
      <text:p text:style-name="P5">// src\Blogger\BlogBundle\Repository\BlogRepository.php</text:p>
      <text:p text:style-name="P5"/>
      <text:p text:style-name="P7">&lt;?php</text:p>
      <text:p text:style-name="P8"/>
      <text:p text:style-name="P12">namespace <text:span text:style-name="T25">Blogger</text:span>\BlogBundle\Repository;</text:p>
      <text:p text:style-name="P8"/>
      <text:p text:style-name="P8"><text:span text:style-name="T8">use </text:span><text:span text:style-name="T5">Doctrine</text:span><text:span text:style-name="T1">\ORM\EntityRepository;</text:span></text:p>
      <text:p text:style-name="P8"/>
      <text:p text:style-name="P10">/**</text:p>
      <text:p text:style-name="P10"><text:s/>* BlogRepository</text:p>
      <text:p text:style-name="P10"><text:s/>*</text:p>
      <text:p text:style-name="P10"><text:s/>* This class was generated by the Doctrine ORM. Add your own custom</text:p>
      <text:p text:style-name="P10"><text:s/>* repository methods below.</text:p>
      <text:p text:style-name="P10"><text:s/>*/</text:p>
      <text:p text:style-name="P12"><text:soft-page-break/><text:span text:style-name="T8">class </text:span>BlogRepository <text:span text:style-name="T8">extends </text:span>EntityRepository</text:p>
      <text:p text:style-name="P12">{</text:p>
      <text:p text:style-name="P18"><text:s text:c="4"/><text:span text:style-name="T10">public function </text:span>getLatestBlogs($limit = <text:span text:style-name="T10">null</text:span>)</text:p>
      <text:p text:style-name="P18"><text:s text:c="4"/>{</text:p>
      <text:p text:style-name="P18"><text:s text:c="8"/>$qb = $this-&gt;createQueryBuilder('b')</text:p>
      <text:p text:style-name="P18"><text:s text:c="19"/>-&gt;select('b')</text:p>
      <text:p text:style-name="P18"><text:s text:c="19"/>-&gt;addOrderBy('b.created', 'DESC');</text:p>
      <text:p text:style-name="P18"/>
      <text:p text:style-name="P18"><text:s text:c="8"/><text:span text:style-name="T10">if </text:span>(<text:span text:style-name="T10">false </text:span>=== is_null($limit))</text:p>
      <text:p text:style-name="P18"><text:s text:c="12"/>$qb-&gt;setMaxResults($limit);</text:p>
      <text:p text:style-name="P18"/>
      <text:p text:style-name="P18"><text:s text:c="8"/><text:span text:style-name="T10">return </text:span>$qb-&gt;getQuery()</text:p>
      <text:p text:style-name="P18"><text:s text:c="18"/>-&gt;getResult();</text:p>
      <text:p text:style-name="P18"><text:s text:c="4"/>}</text:p>
      <text:p text:style-name="P12">}</text:p>
      <text:p text:style-name="P5"/>
      <text:p text:style-name="P5">5. Odchudzamy kontroler i modyfikujemy metodę indexAction() </text:p>
      <text:p text:style-name="P5"/>
      <text:p text:style-name="P5">\\src\Blogger\BlogBundle\Controller\PageController.php</text:p>
      <text:p text:style-name="P5"/>
      <text:p text:style-name="P3"><text:s text:c="4"/><text:span text:style-name="T8">public function </text:span>indexAction()</text:p>
      <text:p text:style-name="P12"><text:s text:c="4"/>{</text:p>
      <text:p text:style-name="P12"><text:s text:c="4"/><text:tab/></text:p>
      <text:p text:style-name="P12"><text:s text:c="8"/>$em = $this-&gt;getDoctrine()</text:p>
      <text:p text:style-name="P12"><text:s text:c="12"/>-&gt;getEntityManager();</text:p>
      <text:p text:style-name="P8"/>
      <text:p text:style-name="P14"><text:s text:c="8"/>/*$blogs = $em-&gt;createQueryBuilder()</text:p>
      <text:p text:style-name="P14"><text:s text:c="12"/>-&gt;select('b')</text:p>
      <text:p text:style-name="P14"><text:s text:c="12"/>-&gt;from('BloggerBlogBundle:Blog', <text:s/>'b')</text:p>
      <text:p text:style-name="P14"><text:s text:c="12"/>-&gt;addOrderBy('b.created', 'DESC')</text:p>
      <text:p text:style-name="P14"><text:s text:c="12"/>-&gt;getQuery()</text:p>
      <text:p text:style-name="P14"><text:s text:c="12"/>-&gt;getResult();*/</text:p>
      <text:p text:style-name="P12"><text:s text:c="12"/></text:p>
      <text:p text:style-name="P18"><text:s text:c="8"/>$blogs = $em-&gt;getRepository('BloggerBlogBundle:Blog')</text:p>
      <text:p text:style-name="P18"><text:s text:c="12"/>-&gt;getLatestBlogs();</text:p>
      <text:p text:style-name="P8"/>
      <text:p text:style-name="P8"><text:span text:style-name="T1"><text:s text:c="8"/></text:span><text:span text:style-name="T8">return </text:span><text:span text:style-name="T1">$this-&gt;render(</text:span><text:span text:style-name="T26">'BloggerBlogBundle:Page:index.html.twig'</text:span><text:span text:style-name="T1">, </text:span><text:span text:style-name="T8">array</text:span><text:span text:style-name="T1">(</text:span></text:p>
      <text:p text:style-name="P8"><text:span text:style-name="T1"><text:s text:c="12"/></text:span><text:span text:style-name="T26">'blogs' </text:span><text:span text:style-name="T1">=&gt; $blogs</text:span></text:p>
      <text:p text:style-name="P12"><text:s text:c="8"/>));</text:p>
      <text:p text:style-name="P12"><text:s text:c="4"/><text:tab/></text:p>
      <text:p text:style-name="P12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M22S</meta:editing-duration>
    <meta:editing-cycles>17</meta:editing-cycles>
    <meta:generator>OpenOffice.org/3.3$Win32 OpenOffice.org_project/330m20$Build-9567</meta:generator>
    <dc:date>2013-08-26T15:31:39.64</dc:date>
    <dc:creator>szymon idczak</dc:creator>
    <meta:document-statistic meta:table-count="0" meta:image-count="0" meta:object-count="0" meta:page-count="2" meta:paragraph-count="78" meta:word-count="219" meta:character-count="2474"/>
    <meta:user-defined meta:name="Info 1"/>
    <meta:user-defined meta:name="Info 2"/>
    <meta:user-defined meta:name="Info 3"/>
    <meta:user-defined meta:name="Info 4"/>
  </office:meta>
</office:document-meta>
</file>